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3.727cm"/>
    </style:style>
    <style:style style:name="REQUIREMNTS_5f_GROUPS.C" style:display-name="REQUIREMNTS_GROUPS.C" style:family="table-column">
      <style:table-column-properties style:column-width="6.705cm"/>
    </style:style>
    <style:style style:name="REQUIREMNTS_5f_GROUPS.D" style:display-name="REQUIREMNTS_GROUPS.D" style:family="table-column">
      <style:table-column-properties style:column-width="4.41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text-align="center" style:justify-single-word="false"/>
      <style:text-properties officeooo:paragraph-rsid="000c43df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8" style:family="paragraph" style:parent-style-name="Normal">
      <style:text-properties fo:color="#0000cc" loext:opacity="100%" fo:font-weight="bold" officeooo:paragraph-rsid="000c43df" style:font-weight-asian="bold" style:font-name-complex="Calibri" style:font-weight-complex="bold"/>
    </style:style>
    <style:style style:name="P9" style:family="paragraph" style:parent-style-name="Normal">
      <style:paragraph-properties fo:margin-left="0cm" fo:margin-right="0cm" fo:text-indent="0cm" style:auto-text-indent="false"/>
      <style:text-properties fo:color="#0000cc" loext:opacity="100%" fo:font-weight="bold" officeooo:paragraph-rsid="000c43df" style:font-weight-asian="bold" style:font-name-complex="Calibri" style:font-weight-complex="bold"/>
    </style:style>
    <style:style style:name="P10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11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2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3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4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5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6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7" style:family="paragraph" style:parent-style-name="Normal">
      <style:text-properties fo:color="#0070c0" loext:opacity="100%" fo:font-weight="bold" style:font-weight-asian="bold"/>
    </style:style>
    <style:style style:name="P18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9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0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paragraph-rsid="000c43df" style:font-weight-asian="bold"/>
    </style:style>
    <style:style style:name="P21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2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0c43df" officeooo:paragraph-rsid="000c43df" style:font-weight-asian="bold"/>
    </style:style>
    <style:style style:name="P23" style:family="paragraph" style:parent-style-name="Normal">
      <style:paragraph-properties fo:margin-top="0cm" fo:margin-bottom="0cm" style:contextual-spacing="false"/>
    </style:style>
    <style:style style:name="P24" style:family="paragraph" style:parent-style-name="Normal">
      <style:text-properties officeooo:paragraph-rsid="000c43df"/>
    </style:style>
    <style:style style:name="P25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0c43df"/>
    </style:style>
    <style:style style:name="P26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7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size-complex="12.5pt" style:font-weight-complex="bold"/>
    </style:style>
    <style:style style:name="T7" style:family="text">
      <style:text-properties fo:color="#0000cc" loext:opacity="100%" fo:font-weight="bold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style:font-name-complex="Calibri" style:font-size-complex="12.5pt"/>
    </style:style>
    <style:style style:name="T11" style:family="text">
      <style:text-properties fo:color="#0070c0" loext:opacity="100%" fo:font-weight="bold" style:font-weight-asian="bold"/>
    </style:style>
    <style:style style:name="T12" style:family="text">
      <style:text-properties officeooo:rsid="000892f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5">Bid Pack</text:p>
      <text:list text:style-name="L1">
        <text:list-item>
          <text:p text:style-name="P27">Statement of Requirements</text:p>
        </text:list-item>
      </text:list>
      <text:p text:style-name="P5"><text:bookmark-start text:name="_Hlk95926626"/></text:p>
      <text:p text:style-name="P6"><text:bookmark-end text:name="_Hlk95926626"/>«Insert Procurement Title»</text:p>
      <text:p text:style-name="P2"><text:span text:style-name="Default_20_Paragraph_20_Font"><text:span text:style-name="T9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2"/>
      <text:p text:style-name="P12"/>
      <text:p text:style-name="P5">a ‘direct award’ in relation to</text:p>
      <text:p text:style-name="P2"><text:span text:style-name="Default_20_Paragraph_20_Font"><text:span text:style-name="T5">«Insert Lot id» «Insert Lot Name»</text:span></text:span></text:p>
      <text:p text:style-name="P10">«Insert Commercial Agreement name» («Insert Commercial Agreement id»)</text:p>
      <text:p text:style-name="P5"/>
      <text:p text:style-name="P5"/>
      <text:p text:style-name="P5">Buyer</text:p>
      <text:p text:style-name="P10">«Insert Name of Buyer»</text:p>
      <text:p text:style-name="P13"/>
      <text:p text:style-name="Normal"/>
      <text:p text:style-name="TOC_20_Heading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Toc111720020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16"><text:a xlink:type="simple" xlink:href="#_Toc111720021" office:target-frame-name="_top" xlink:show="replace" text:style-name="Internet_20_link" text:visited-style-name="Visited_20_Internet_20_Link"><text:span text:style-name="Hyperlink">Background</text:span><text:tab/>3</text:a></text:p>
          <text:p text:style-name="P16"><text:a xlink:type="simple" xlink:href="#_Toc111720022" office:target-frame-name="_top" xlink:show="replace" text:style-name="Internet_20_link" text:visited-style-name="Visited_20_Internet_20_Link"><text:span text:style-name="Hyperlink">Objective</text:span><text:tab/>3</text:a></text:p>
          <text:p text:style-name="P16"><text:a xlink:type="simple" xlink:href="#_Toc111720023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16"><text:a xlink:type="simple" xlink:href="#_Toc111720024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15"><text:a xlink:type="simple" xlink:href="#_Toc111720025" office:target-frame-name="_top" xlink:show="replace" text:style-name="Internet_20_link" text:visited-style-name="Visited_20_Internet_20_Link"><text:span text:style-name="Hyperlink">The requirements</text:span><text:tab/>4</text:a></text:p>
          <text:p text:style-name="P15"><text:a xlink:type="simple" xlink:href="#_Toc111720026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15"><text:a xlink:type="simple" xlink:href="#_Toc111720027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15"><text:a xlink:type="simple" xlink:href="#_Toc111720028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14"/>
      <text:h text:style-name="Heading_20_1" text:outline-level="1"><text:bookmark-start text:name="_Toc92688238"/><text:bookmark-start text:name="_Toc96088662"/><text:bookmark-start text:name="_Toc96581752"/></text:h>
      <text:p text:style-name="P13"/>
      <text:h text:style-name="Heading_20_1" text:outline-level="1"><text:bookmark-start text:name="_Toc111720020"/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720020"/>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Normal"/>
      <text:h text:style-name="Heading_20_2" text:outline-level="2"><text:bookmark-start text:name="_Toc111720021"/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720021"/>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7">«Insert_Requirements_Background_Step_13_Box_1»</text:p>
      <text:p text:style-name="P7">«Insert_Requirements_Social_Value_Objectives_Step_13_Box_2»</text:p>
      <text:p text:style-name="P17"/>
      <text:h text:style-name="Heading_20_2" text:outline-level="2"><text:bookmark-start text:name="_Toc111720022"/><text:bookmark-start text:name="_Toc111648143"/><text:bookmark-start text:name="_Toc111634074"/><text:bookmark-start text:name="_Toc111570279"/><text:bookmark-start text:name="_Toc111565609"/><text:bookmark-start text:name="_Toc111560105"/><text:bookmark-start text:name="_Toc96088664"/><text:bookmark-start text:name="_Toc96581754"/>Objective<text:bookmark-end text:name="_Toc111720022"/><text:bookmark-end text:name="_Toc111648143"/><text:bookmark-end text:name="_Toc111634074"/><text:bookmark-end text:name="_Toc111570279"/><text:bookmark-end text:name="_Toc111565609"/><text:bookmark-end text:name="_Toc111560105"/><text:bookmark-end text:name="_Toc96088664"/><text:bookmark-end text:name="_Toc96581754"/></text:h>
      <text:p text:style-name="P7">«Insert_Problem_Statement_Step_14_Box_1»</text:p>
      <text:p text:style-name="Normal"/>
      <text:p text:style-name="P18">Contract Duration</text:p>
      <text:p text:style-name="Normal"><text:span text:style-name="Default_20_Paragraph_20_Font"><text:span text:style-name="T10">We expect the supply to commence on </text:span></text:span><text:span text:style-name="Default_20_Paragraph_20_Font"><text:span text:style-name="T6">«Project_Start_Date_Step_17»</text:span></text:span><text:span text:style-name="Default_20_Paragraph_20_Font"><text:span text:style-name="T10"> period.</text:span></text:span></text:p>
      <text:p text:style-name="P7">«Project_Duration_Count_Step_17 Conditional»</text:p>
      <text:p text:style-name="P7">«Contract_Extension_Period_Step_17 Conditional»</text:p>
      <text:p text:style-name="Normal"/>
      <text:p text:style-name="P18">Budget</text:p>
      <text:p text:style-name="P7">«Project_Budget_Max_Step_24 <text:span text:style-name="T12">C</text:span>onditional».</text:p>
      <text:p text:style-name="P7">«Project_Budget_Min_Step_24 <text:span text:style-name="T12">C</text:span>onditional».</text:p>
      <text:p text:style-name="Normal"/>
      <text:p text:style-name="P18">The Service and Incumbent supplier</text:p>
      <text:p text:style-name="P7">«Project_New_Expanded_Replacement_Service_No_Step_20»</text:p>
      <text:p text:style-name="P7">«Conditional content, based on Binary Y/N» If 'Y' then: «Project_Incumbent_Yes_No_Supplier_Name_Step_21»<text:line-break/></text:p>
      <text:h text:style-name="Heading_20_2" text:outline-level="2"><text:bookmark-start text:name="_Toc111720023"/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Work completed to date<text:bookmark-end text:name="_Toc111720023"/>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P7">«Insert_Work_Done_Step_15_Box_1»<text:bookmark-start text:name="_Toc111565612"/><text:bookmark-start text:name="_Toc111560108"/><text:bookmark-start text:name="_Toc96088667"/><text:bookmark-start text:name="_Toc96581757"/></text:p>
      <text:p text:style-name="Normal"><text:span text:style-name="Default_20_Paragraph_20_Font"><text:span text:style-name="T7">«Project_Phase_Current_Step_16 Conditional»</text:span></text:span></text:p>
      <text:p text:style-name="P7"/>
      <text:h text:style-name="Heading_20_2" text:outline-level="2"><text:bookmark-start text:name="_Toc111720024"/><text:bookmark-start text:name="_Toc111648145"/><text:bookmark-start text:name="_Toc111634076"/><text:bookmark-start text:name="_Toc111570282"/>Market engagement to date<text:bookmark-end text:name="_Toc111720024"/>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7">«Insert_Prev_Market_Engage_Step_19_Box_1»</text:p>
      <text:p text:style-name="Normal"/>
      <text:p text:style-name="P13"/>
      <text:p text:style-name="Normal"/>
      <text:h text:style-name="Heading_20_1" text:outline-level="1"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<text:bookmark-start text:name="_Toc111720025"/><text:bookmark-start text:name="_Toc111648146"/>The requirements<text:bookmark-end text:name="_Toc111634077"/><text:bookmark-end text:name="_Toc111570283"/><text:bookmark-end text:name="_Toc111565613"/><text:bookmark-end text:name="_Toc111560109"/><text:bookmark-end text:name="_Toc96088668"/><text:bookmark-end text:name="_Toc96581758"/><text:bookmark-end text:name="_Toc111720025"/><text:bookmark-end text:name="_Toc111648146"/></text:h>
      <text:p text:style-name="Normal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column table:style-name="REQUIREMNTS_5f_GROUPS.D"/>
        <table:table-row>
          <table:table-cell table:style-name="REQUIREMNTS_5f_GROUPS.A1" office:value-type="string">
            <text:p text:style-name="P20">#</text:p>
          </table:table-cell>
          <table:table-cell table:style-name="REQUIREMNTS_5f_GROUPS.A1" office:value-type="string">
            <text:p text:style-name="P22"><text:s/>Group</text:p>
          </table:table-cell>
          <table:table-cell table:style-name="REQUIREMNTS_5f_GROUPS.A1" office:value-type="string">
            <text:p text:style-name="P22">Sub Group</text:p>
          </table:table-cell>
          <table:table-cell table:style-name="REQUIREMNTS_5f_GROUPS.A1" office:value-type="string">
            <text:p text:style-name="P22">Description</text:p>
          </table:table-cell>
        </table:table-row>
        <table:table-row>
          <table:table-cell table:style-name="REQUIREMNTS_5f_GROUPS.A1" office:value-type="string">
            <text:p text:style-name="P4">1</text:p>
          </table:table-cell>
          <table:table-cell table:style-name="REQUIREMNTS_5f_GROUPS.A1" office:value-type="string">
            <text:p text:style-name="P8"><text:span text:style-name="Default_20_Paragraph_20_Font">«Insert_Requirements_Group_Step_25_Box_1#n»</text:span></text:p>
          </table:table-cell>
          <table:table-cell table:style-name="REQUIREMNTS_5f_GROUPS.A1" office:value-type="string">
            <text:p text:style-name="P9"><text:span text:style-name="Default_20_Paragraph_20_Font">«Insert_Requirements_Sub_Group_Step_25_Box_2#n»</text:span></text:p>
          </table:table-cell>
          <table:table-cell table:style-name="REQUIREMNTS_5f_GROUPS.A1" office:value-type="string">
            <text:p text:style-name="P25"><text:span text:style-name="Default_20_Paragraph_20_Font"><text:span text:style-name="T7">«Insert_Requirements_Description_Step_25_Box_3#n»</text:span></text:span></text:p>
          </table:table-cell>
        </table:table-row>
      </table:table>
      <text:p text:style-name="P24"/>
      <text:p text:style-name="P24"/>
      <text:p text:style-name="Normal"/>
      <text:p text:style-name="Normal"/>
      <text:p text:style-name="Normal"/>
      <text:p text:style-name="P13"/>
      <text:h text:style-name="Heading_20_1" text:outline-level="1"><text:bookmark-start text:name="_Toc111720026"/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720026"/>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7">«Insert_Management_Information_Step_22_Box_1»</text:span></text:span></text:p>
      <text:p text:style-name="P13"/>
      <text:h text:style-name="Heading_20_1" text:outline-level="1"><text:bookmark-start text:name="_Toc111720027"/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720027"/>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19">#</text:p>
          </table:table-cell>
          <table:table-cell table:style-name="SLA_5f_PERFORMACE.A1" office:value-type="string">
            <text:p text:style-name="P21">Service Area</text:p>
          </table:table-cell>
          <table:table-cell table:style-name="SLA_5f_PERFORMACE.A1" office:value-type="string">
            <text:p text:style-name="P21">KPI/SLA description</text:p>
          </table:table-cell>
          <table:table-cell table:style-name="SLA_5f_PERFORMACE.A1" office:value-type="string">
            <text:p text:style-name="P19">Target</text:p>
            <text:p text:style-name="P19">(out of 100%)</text:p>
          </table:table-cell>
        </table:table-row>
        <table:table-row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7">«SLA_Area_step_23_#n»</text:span></text:span></text:p>
          </table:table-cell>
          <table:table-cell table:style-name="SLA_5f_PERFORMACE.A1" office:value-type="string">
            <text:p text:style-name="P7">«SLA_Area_Desription_step_23_#n»</text:p>
          </table:table-cell>
          <table:table-cell table:style-name="SLA_5f_PERFORMACE.A1" office:value-type="string">
            <text:p text:style-name="P23"><text:span text:style-name="Default_20_Paragraph_20_Font"><text:span text:style-name="T7">«SLA_Target_step_23#n»</text:span></text:span><text:span text:style-name="Default_20_Paragraph_20_Font"><text:span text:style-name="T11"> </text:span></text:span><text:span text:style-name="Default_20_Paragraph_20_Font"><text:span text:style-name="T8">%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"/>
      <text:h text:style-name="Heading_20_1" text:outline-level="1"><text:bookmark-start text:name="_Toc111720028"/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- Glossary<text:bookmark-end text:name="_Toc111720028"/>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21">Term / Acronym</text:p>
          </table:table-cell>
          <table:table-cell table:style-name="GLOSSARY.A1" office:value-type="string">
            <text:p text:style-name="P21">Description</text:p>
          </table:table-cell>
        </table:table-row>
        <table:table-row>
          <table:table-cell table:style-name="GLOSSARY.A1" office:value-type="string">
            <text:p text:style-name="P7">«Insert Glossary Term Title #1 of n (max 20)»</text:p>
          </table:table-cell>
          <table:table-cell table:style-name="GLOSSARY.A1" office:value-type="string">
            <text:p text:style-name="P7">«Insert Glossary Term Description #1 of n (max 20)»</text:p>
          </table:table-cell>
        </table:table-row>
        <table:table-row>
          <table:table-cell table:style-name="GLOSSARY.A1" office:value-type="string">
            <text:p text:style-name="P11"/>
          </table:table-cell>
          <table:table-cell table:style-name="GLOSSARY.A1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</table:table>
      <text:p text:style-name="Normal"><text:bookmark-end text:name="_Toc926882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2-09-25T16:14:17.792662213</dc:date>
    <meta:editing-cycles>18</meta:editing-cycles>
    <meta:editing-duration>PT1H26M30S</meta:editing-duration>
    <meta:document-statistic meta:table-count="3" meta:image-count="0" meta:object-count="0" meta:page-count="7" meta:paragraph-count="73" meta:word-count="249" meta:character-count="2213" meta:non-whitespace-character-count="2034"/>
    <meta:template xlink:type="simple" xlink:actuate="onRequest" xlink:title="" xlink:href="Normal"/>
  </office:meta>
</office:document-meta>
</file>